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5CC32238.png"/>
  <manifest:file-entry manifest:media-type="image/png" manifest:full-path="Pictures/10000000000000200000002000309F1C.png"/>
  <manifest:file-entry manifest:media-type="image/png" manifest:full-path="Pictures/100000000000024C000002E9FAFBF67F.png"/>
  <manifest:file-entry manifest:media-type="image/png" manifest:full-path="Pictures/100000000000024C000002E94A15D58E.png"/>
  <manifest:file-entry manifest:media-type="image/png" manifest:full-path="Pictures/100000000000024C000002E97E424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20.425cm" svg:x="2.757cm" svg:y="5.075cm">
          <draw:image xlink:href="Pictures/100000000000024C000002E97E42499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21.646cm" svg:x="2.757cm" svg:y="2.854cm">
          <draw:image xlink:href="Pictures/100000000000024C000002E9FAFBF67F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557cm" svg:height="22cm" svg:x="2.5cm" svg:y="3.5cm">
          <draw:image xlink:href="Pictures/100000000000024C000002E95CC3223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4A15D5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27:46.21</dc:date>
    <dc:creator>Hui  Lin</dc:creator>
    <meta:document-statistic meta:object-count="4"/>
  </office:meta>
</office:document-meta>
</file>